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12cm"/>
    </style:style>
    <style:style style:name="co2" style:family="table-column">
      <style:table-column-properties fo:break-before="auto" style:column-width="1.61cm"/>
    </style:style>
    <style:style style:name="co3" style:family="table-column">
      <style:table-column-properties fo:break-before="auto" style:column-width="1.582cm"/>
    </style:style>
    <style:style style:name="co4" style:family="table-column">
      <style:table-column-properties fo:break-before="auto" style:column-width="1.827cm"/>
    </style:style>
    <style:style style:name="co5" style:family="table-column">
      <style:table-column-properties fo:break-before="auto" style:column-width="2.75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2.669cm"/>
    </style:style>
    <style:style style:name="co8" style:family="table-column">
      <style:table-column-properties fo:break-before="auto" style:column-width="3.103cm"/>
    </style:style>
    <style:style style:name="co9" style:family="table-column">
      <style:table-column-properties fo:break-before="auto" style:column-width="2.886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16cm" svg:height="12.779cm" svg:x="8.817cm" svg:y="13.878cm">
            <draw:object draw:notify-on-update-of-ranges="Sheet1.A17:Sheet1.A17 Sheet1.A18:Sheet1.A29 Sheet1.B17:Sheet1.B17 Sheet1.B18:Sheet1.B29 Sheet1.C17:Sheet1.C17 Sheet1.C18:Sheet1.C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.shp MB</text:p>
          </table:table-cell>
          <table:table-cell office:value-type="string">
            <text:p>features</text:p>
          </table:table-cell>
          <table:table-cell office:value-type="string">
            <text:p>segments</text:p>
          </table:table-cell>
          <table:table-cell office:value-type="string">
            <text:p>close segments</text:p>
          </table:table-cell>
          <table:table-cell office:value-type="string">
            <text:p>parallel segments</text:p>
          </table:table-cell>
          <table:table-cell office:value-type="string">
            <text:p>output features</text:p>
          </table:table-cell>
          <table:table-cell office:value-type="string">
            <text:p>algorithm minutes</text:p>
          </table:table-cell>
          <table:table-cell office:value-type="string">
            <text:p>process minutes</text:p>
          </table:table-cell>
        </table:table-row>
        <table:table-row table:style-name="ro2">
          <table:table-cell office:value-type="string">
            <text:p>de/roads-mtp-nolinks</text:p>
          </table:table-cell>
          <table:table-cell office:value-type="float" office:value="26.9">
            <text:p>26,9</text:p>
          </table:table-cell>
          <table:table-cell office:value-type="float" office:value="158702">
            <text:p>158702</text:p>
          </table:table-cell>
          <table:table-cell office:value-type="float" office:value="965638">
            <text:p>96563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34617">
            <text:p>34617</text:p>
          </table:table-cell>
          <table:table-cell office:value-type="float" office:value="1.3707166666667">
            <text:p>1,3707166667</text:p>
          </table:table-cell>
          <table:table-cell office:value-type="float" office:value="3.5162166666667">
            <text:p>3,5162166667</text:p>
          </table:table-cell>
        </table:table-row>
        <table:table-row table:style-name="ro2">
          <table:table-cell office:value-type="string">
            <text:p>bw/roads-network-nolinks</text:p>
          </table:table-cell>
          <table:table-cell office:value-type="float" office:value="25.7">
            <text:p>25,7</text:p>
          </table:table-cell>
          <table:table-cell office:value-type="float" office:value="114232">
            <text:p>114232</text:p>
          </table:table-cell>
          <table:table-cell office:value-type="float" office:value="1089204">
            <text:p>108920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94411">
            <text:p>94411</text:p>
          </table:table-cell>
          <table:table-cell office:value-type="float" office:value="1.16605">
            <text:p>1,16605</text:p>
          </table:table-cell>
          <table:table-cell office:value-type="float" office:value="3.2226">
            <text:p>3,2226</text:p>
          </table:table-cell>
        </table:table-row>
        <table:table-row table:style-name="ro2">
          <table:table-cell office:value-type="string">
            <text:p>de-nw/roads-network-nolinks</text:p>
          </table:table-cell>
          <table:table-cell office:value-type="float" office:value="30.1">
            <text:p>30,1</text:p>
          </table:table-cell>
          <table:table-cell office:value-type="float" office:value="162997">
            <text:p>162997</text:p>
          </table:table-cell>
          <table:table-cell office:value-type="float" office:value="1146686">
            <text:p>114668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40683">
            <text:p>140683</text:p>
          </table:table-cell>
          <table:table-cell office:value-type="float" office:value="1.4931333333333">
            <text:p>1,4931333333</text:p>
          </table:table-cell>
          <table:table-cell office:value-type="float" office:value="3.6165666666667">
            <text:p>3,6165666667</text:p>
          </table:table-cell>
        </table:table-row>
        <table:table-row table:style-name="ro2">
          <table:table-cell office:value-type="string">
            <text:p>de/roads-mtp</text:p>
          </table:table-cell>
          <table:table-cell office:value-type="float" office:value="36.4">
            <text:p>36,4</text:p>
          </table:table-cell>
          <table:table-cell office:value-type="float" office:value="213458">
            <text:p>213458</text:p>
          </table:table-cell>
          <table:table-cell office:value-type="float" office:value="1313684">
            <text:p>1313684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1542">
            <text:p>141542</text:p>
          </table:table-cell>
          <table:table-cell office:value-type="float" office:value="4.8474166666667">
            <text:p>4,8474166667</text:p>
          </table:table-cell>
          <table:table-cell office:value-type="float" office:value="8.0254333333333">
            <text:p>8,0254333333</text:p>
          </table:table-cell>
        </table:table-row>
        <table:table-row table:style-name="ro2">
          <table:table-cell office:value-type="string">
            <text:p>nl/roads-network-nolinks</text:p>
          </table:table-cell>
          <table:table-cell office:value-type="float" office:value="96.2">
            <text:p>96,2</text:p>
          </table:table-cell>
          <table:table-cell office:value-type="float" office:value="803392">
            <text:p>803392</text:p>
          </table:table-cell>
          <table:table-cell office:value-type="float" office:value="2395813">
            <text:p>2395813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755055">
            <text:p>755055</text:p>
          </table:table-cell>
          <table:table-cell office:value-type="float" office:value="14.1963">
            <text:p>14,1963</text:p>
          </table:table-cell>
          <table:table-cell office:value-type="float" office:value="23.506533333333">
            <text:p>23,5065333333</text:p>
          </table:table-cell>
        </table:table-row>
        <table:table-row table:style-name="ro2">
          <table:table-cell office:value-type="string">
            <text:p>de/roads-classified-nolinks</text:p>
          </table:table-cell>
          <table:table-cell office:value-type="float" office:value="121.6">
            <text:p>121,6</text:p>
          </table:table-cell>
          <table:table-cell office:value-type="float" office:value="601226">
            <text:p>601226</text:p>
          </table:table-cell>
          <table:table-cell office:value-type="float" office:value="4894304">
            <text:p>489430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290165">
            <text:p>290165</text:p>
          </table:table-cell>
          <table:table-cell office:value-type="float" office:value="4.6528333333333">
            <text:p>4,6528333333</text:p>
          </table:table-cell>
          <table:table-cell office:value-type="float" office:value="14.5023">
            <text:p>14,5023</text:p>
          </table:table-cell>
        </table:table-row>
        <table:table-row table:style-name="ro2">
          <table:table-cell office:value-type="string">
            <text:p>de/roads-classified</text:p>
          </table:table-cell>
          <table:table-cell office:value-type="float" office:value="132.1">
            <text:p>132,1</text:p>
          </table:table-cell>
          <table:table-cell office:value-type="float" office:value="663037">
            <text:p>663037</text:p>
          </table:table-cell>
          <table:table-cell office:value-type="float" office:value="5272233">
            <text:p>5272233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26308">
            <text:p>426308</text:p>
          </table:table-cell>
          <table:table-cell office:value-type="float" office:value="8.6533333333333">
            <text:p>8,6533333333</text:p>
          </table:table-cell>
          <table:table-cell office:value-type="float" office:value="20.592416666667">
            <text:p>20,5924166667</text:p>
          </table:table-cell>
        </table:table-row>
        <table:table-row table:style-name="ro2">
          <table:table-cell office:value-type="string">
            <text:p>gb/roads-network-nolinks</text:p>
          </table:table-cell>
          <table:table-cell office:value-type="float" office:value="126.8">
            <text:p>126,8</text:p>
          </table:table-cell>
          <table:table-cell office:value-type="float" office:value="541358">
            <text:p>541358</text:p>
          </table:table-cell>
          <table:table-cell office:value-type="float" office:value="5489304">
            <text:p>548930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699493">
            <text:p>699493</text:p>
          </table:table-cell>
          <table:table-cell office:value-type="float" office:value="6.88595">
            <text:p>6,88595</text:p>
          </table:table-cell>
          <table:table-cell office:value-type="float" office:value="18.7803">
            <text:p>18,7803</text:p>
          </table:table-cell>
        </table:table-row>
        <table:table-row table:style-name="ro2">
          <table:table-cell office:value-type="string">
            <text:p>de/roads-network-nolinks</text:p>
          </table:table-cell>
          <table:table-cell office:value-type="float" office:value="178.1">
            <text:p>178,1</text:p>
          </table:table-cell>
          <table:table-cell office:value-type="float" office:value="867319">
            <text:p>867319</text:p>
          </table:table-cell>
          <table:table-cell office:value-type="float" office:value="7228935">
            <text:p>722893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652132">
            <text:p>652132</text:p>
          </table:table-cell>
          <table:table-cell office:value-type="float" office:value="10.016333333333">
            <text:p>10,0163333333</text:p>
          </table:table-cell>
          <table:table-cell office:value-type="float" office:value="26.194766666667">
            <text:p>26,1947666667</text:p>
          </table:table-cell>
        </table:table-row>
        <table:table-row table:style-name="ro2">
          <table:table-cell office:value-type="string">
            <text:p>de/roads-network</text:p>
          </table:table-cell>
          <table:table-cell office:value-type="float" office:value="188.6">
            <text:p>188,6</text:p>
          </table:table-cell>
          <table:table-cell office:value-type="float" office:value="929130">
            <text:p>929130</text:p>
          </table:table-cell>
          <table:table-cell office:value-type="float" office:value="7606864">
            <text:p>760686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788672">
            <text:p>788672</text:p>
          </table:table-cell>
          <table:table-cell office:value-type="float" office:value="12.795933333333">
            <text:p>12,7959333333</text:p>
          </table:table-cell>
          <table:table-cell office:value-type="float" office:value="31.805316666667">
            <text:p>31,8053166667</text:p>
          </table:table-cell>
        </table:table-row>
        <table:table-row table:style-name="ro2">
          <table:table-cell office:value-type="string">
            <text:p>it/roads-network-nolinks</text:p>
          </table:table-cell>
          <table:table-cell office:value-type="float" office:value="206.2">
            <text:p>206,2</text:p>
          </table:table-cell>
          <table:table-cell office:value-type="float" office:value="675329">
            <text:p>675329</text:p>
          </table:table-cell>
          <table:table-cell office:value-type="float" office:value="9847693">
            <text:p>9847693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289336">
            <text:p>1289336</text:p>
          </table:table-cell>
          <table:table-cell office:value-type="float" office:value="20.810916666667">
            <text:p>20,8109166667</text:p>
          </table:table-cell>
          <table:table-cell office:value-type="float" office:value="52.031783333333">
            <text:p>52,0317833333</text:p>
          </table:table-cell>
        </table:table-row>
        <table:table-row table:style-name="ro2">
          <table:table-cell office:value-type="string">
            <text:p>de/roads-nolinks</text:p>
          </table:table-cell>
          <table:table-cell office:value-type="float" office:value="550">
            <text:p>550</text:p>
          </table:table-cell>
          <table:table-cell office:value-type="float" office:value="3386908">
            <text:p>3386908</text:p>
          </table:table-cell>
          <table:table-cell office:value-type="float" office:value="19132158">
            <text:p>19132158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785563">
            <text:p>5785563</text:p>
          </table:table-cell>
          <table:table-cell office:value-type="float" office:value="78.277433333333">
            <text:p>78,2774333333</text:p>
          </table:table-cell>
          <table:table-cell office:value-type="float" office:value="222.04068333333">
            <text:p>222,0406833333</text:p>
          </table:table-cell>
        </table:table-row>
        <table:table-row table:style-name="ro3" table:number-rows-repeated="3">
          <table:table-cell table:number-columns-repeated="9"/>
        </table:table-row>
        <table:table-row table:style-name="ro1">
          <table:table-cell/>
          <table:table-cell office:value-type="string">
            <text:p>features</text:p>
          </table:table-cell>
          <table:table-cell office:value-type="string">
            <text:p>process minutes</text:p>
          </table:table-cell>
          <table:table-cell table:number-columns-repeated="6"/>
        </table:table-row>
        <table:table-row table:style-name="ro1">
          <table:table-cell office:value-type="string">
            <text:p>de/roads-mtp-nolinks</text:p>
          </table:table-cell>
          <table:table-cell office:value-type="float" office:value="158702">
            <text:p>158702</text:p>
          </table:table-cell>
          <table:table-cell office:value-type="float" office:value="3.5162166666667">
            <text:p>3,5162166667</text:p>
          </table:table-cell>
          <table:table-cell table:number-columns-repeated="6"/>
        </table:table-row>
        <table:table-row table:style-name="ro1">
          <table:table-cell office:value-type="string">
            <text:p>bw/roads-network-nolinks</text:p>
          </table:table-cell>
          <table:table-cell office:value-type="float" office:value="114232">
            <text:p>114232</text:p>
          </table:table-cell>
          <table:table-cell office:value-type="float" office:value="3.2226">
            <text:p>3,2226</text:p>
          </table:table-cell>
          <table:table-cell table:number-columns-repeated="6"/>
        </table:table-row>
        <table:table-row table:style-name="ro1">
          <table:table-cell office:value-type="string">
            <text:p>de-nw/roads-network-nolinks</text:p>
          </table:table-cell>
          <table:table-cell office:value-type="float" office:value="162997">
            <text:p>162997</text:p>
          </table:table-cell>
          <table:table-cell office:value-type="float" office:value="3.6165666666667">
            <text:p>3,6165666667</text:p>
          </table:table-cell>
          <table:table-cell table:number-columns-repeated="6"/>
        </table:table-row>
        <table:table-row table:style-name="ro1">
          <table:table-cell office:value-type="string">
            <text:p>de/roads-mtp</text:p>
          </table:table-cell>
          <table:table-cell office:value-type="float" office:value="213458">
            <text:p>213458</text:p>
          </table:table-cell>
          <table:table-cell office:value-type="float" office:value="8.0254333333333">
            <text:p>8,0254333333</text:p>
          </table:table-cell>
          <table:table-cell table:number-columns-repeated="6"/>
        </table:table-row>
        <table:table-row table:style-name="ro1">
          <table:table-cell office:value-type="string">
            <text:p>nl/roads-network-nolinks</text:p>
          </table:table-cell>
          <table:table-cell office:value-type="float" office:value="803392">
            <text:p>803392</text:p>
          </table:table-cell>
          <table:table-cell office:value-type="float" office:value="23.506533333333">
            <text:p>23,5065333333</text:p>
          </table:table-cell>
          <table:table-cell table:number-columns-repeated="6"/>
        </table:table-row>
        <table:table-row table:style-name="ro1">
          <table:table-cell office:value-type="string">
            <text:p>de/roads-classified-nolinks</text:p>
          </table:table-cell>
          <table:table-cell office:value-type="float" office:value="601226">
            <text:p>601226</text:p>
          </table:table-cell>
          <table:table-cell office:value-type="float" office:value="14.5023">
            <text:p>14,5023</text:p>
          </table:table-cell>
          <table:table-cell table:number-columns-repeated="6"/>
        </table:table-row>
        <table:table-row table:style-name="ro1">
          <table:table-cell office:value-type="string">
            <text:p>de/roads-classified</text:p>
          </table:table-cell>
          <table:table-cell office:value-type="float" office:value="663037">
            <text:p>663037</text:p>
          </table:table-cell>
          <table:table-cell office:value-type="float" office:value="20.592416666667">
            <text:p>20,5924166667</text:p>
          </table:table-cell>
          <table:table-cell table:number-columns-repeated="6"/>
        </table:table-row>
        <table:table-row table:style-name="ro1">
          <table:table-cell office:value-type="string">
            <text:p>gb/roads-network-nolinks</text:p>
          </table:table-cell>
          <table:table-cell office:value-type="float" office:value="541358">
            <text:p>541358</text:p>
          </table:table-cell>
          <table:table-cell office:value-type="float" office:value="18.7803">
            <text:p>18,7803</text:p>
          </table:table-cell>
          <table:table-cell table:number-columns-repeated="6"/>
        </table:table-row>
        <table:table-row table:style-name="ro1">
          <table:table-cell office:value-type="string">
            <text:p>de/roads-network-nolinks</text:p>
          </table:table-cell>
          <table:table-cell office:value-type="float" office:value="867319">
            <text:p>867319</text:p>
          </table:table-cell>
          <table:table-cell office:value-type="float" office:value="26.194766666667">
            <text:p>26,1947666667</text:p>
          </table:table-cell>
          <table:table-cell table:number-columns-repeated="6"/>
        </table:table-row>
        <table:table-row table:style-name="ro1">
          <table:table-cell office:value-type="string">
            <text:p>de/roads-network</text:p>
          </table:table-cell>
          <table:table-cell office:value-type="float" office:value="929130">
            <text:p>929130</text:p>
          </table:table-cell>
          <table:table-cell office:value-type="float" office:value="31.805316666667">
            <text:p>31,8053166667</text:p>
          </table:table-cell>
          <table:table-cell table:number-columns-repeated="6"/>
        </table:table-row>
        <table:table-row table:style-name="ro1">
          <table:table-cell office:value-type="string">
            <text:p>it/roads-network-nolinks</text:p>
          </table:table-cell>
          <table:table-cell office:value-type="float" office:value="675329">
            <text:p>675329</text:p>
          </table:table-cell>
          <table:table-cell office:value-type="float" office:value="52.031783333333">
            <text:p>52,0317833333</text:p>
          </table:table-cell>
          <table:table-cell table:number-columns-repeated="6"/>
        </table:table-row>
        <table:table-row table:style-name="ro1">
          <table:table-cell office:value-type="string">
            <text:p>de/roads-nolinks</text:p>
          </table:table-cell>
          <table:table-cell office:value-type="float" office:value="3386908">
            <text:p>3386908</text:p>
          </table:table-cell>
          <table:table-cell office:value-type="float" office:value="222.04068333333">
            <text:p>222,04068333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5T15:05:40</dc:date>
    <meta:generator>LibreOffice/4.0.0.3$MacOSX_x86 LibreOffice_project/53fd80e80f44edd735c18dbc5b6cde811e0a15c</meta:generator>
    <meta:editing-duration>P0D</meta:editing-duration>
    <meta:editing-cycles>1</meta:editing-cycles>
    <meta:document-statistic meta:table-count="1" meta:cell-count="1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61cm" svg:height="12.78cm" xlink:href=".." xlink:type="simple" chart:class="chart:line" chart:column-mapping="0 1" chart:style-name="ch1">
        <chart:legend chart:legend-position="end" svg:x="19.25cm" svg:y="5.834cm" style:legend-expansion="high" chart:style-name="ch2"/>
        <chart:plot-area chart:style-name="ch3" table:cell-range-address="Sheet1.A17:Sheet1.C29" chart:data-source-has-labels="both" svg:x="0.913cm" svg:y="1.155cm" svg:width="17.411cm" svg:height="10.95cm">
          <chartooo:coordinate-region svg:x="3.054cm" svg:y="1.358cm" svg:width="14.089cm" svg:height="6.613cm"/>
          <chart:axis chart:dimension="x" chart:name="primary-x" chart:style-name="ch4" chartooo:axis-type="auto">
            <chartooo:date-scale/>
            <chart:categories table:cell-range-address="Sheet1.A18:Sheet1.A29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18:Sheet1.B29" chart:label-cell-address="Sheet1.B17:Sheet1.B17" chart:class="chart:line">
            <chart:data-point chart:repeated="12"/>
          </chart:series>
          <chart:series chart:attached-axis="primary-y" chart:style-name="ch8" chart:values-cell-range-address="" chart:class="chart:line">
            <chart:data-point/>
          </chart:series>
          <chart:series chart:attached-axis="secondary-y" chart:style-name="ch9" chart:values-cell-range-address="Sheet1.C18:Sheet1.C29" chart:label-cell-address="Sheet1.C17:Sheet1.C1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atures</text:p>
                <draw:g>
                  <svg:desc>Sheet1.B17:Sheet1.B17</svg:desc>
                </draw:g>
              </table:table-cell>
              <table:table-cell office:value-type="string">
                <text:p>process minutes</text:p>
                <draw:g>
                  <svg:desc>Sheet1.C17:Sheet1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e/roads-mtp-nolinks</text:p>
                <draw:g>
                  <svg:desc>Sheet1.A18:Sheet1.A29</svg:desc>
                </draw:g>
              </table:table-cell>
              <table:table-cell office:value-type="float" office:value="158702">
                <text:p>158702</text:p>
                <draw:g>
                  <svg:desc>Sheet1.B18:Sheet1.B29</svg:desc>
                </draw:g>
              </table:table-cell>
              <table:table-cell office:value-type="float" office:value="3.5162166666667">
                <text:p>3.5162166666667</text:p>
                <draw:g>
                  <svg:desc>Sheet1.C18:Sheet1.C29</svg:desc>
                </draw:g>
              </table:table-cell>
            </table:table-row>
            <table:table-row>
              <table:table-cell office:value-type="string">
                <text:p>bw/roads-network-nolinks</text:p>
              </table:table-cell>
              <table:table-cell office:value-type="float" office:value="114232">
                <text:p>114232</text:p>
              </table:table-cell>
              <table:table-cell office:value-type="float" office:value="3.2226">
                <text:p>3.2226</text:p>
              </table:table-cell>
            </table:table-row>
            <table:table-row>
              <table:table-cell office:value-type="string">
                <text:p>de-nw/roads-network-nolinks</text:p>
              </table:table-cell>
              <table:table-cell office:value-type="float" office:value="162997">
                <text:p>162997</text:p>
              </table:table-cell>
              <table:table-cell office:value-type="float" office:value="3.6165666666667">
                <text:p>3.6165666666667</text:p>
              </table:table-cell>
            </table:table-row>
            <table:table-row>
              <table:table-cell office:value-type="string">
                <text:p>de/roads-mtp</text:p>
              </table:table-cell>
              <table:table-cell office:value-type="float" office:value="213458">
                <text:p>213458</text:p>
              </table:table-cell>
              <table:table-cell office:value-type="float" office:value="8.0254333333333">
                <text:p>8.0254333333333</text:p>
              </table:table-cell>
            </table:table-row>
            <table:table-row>
              <table:table-cell office:value-type="string">
                <text:p>nl/roads-network-nolinks</text:p>
              </table:table-cell>
              <table:table-cell office:value-type="float" office:value="803392">
                <text:p>803392</text:p>
              </table:table-cell>
              <table:table-cell office:value-type="float" office:value="23.506533333333">
                <text:p>23.506533333333</text:p>
              </table:table-cell>
            </table:table-row>
            <table:table-row>
              <table:table-cell office:value-type="string">
                <text:p>de/roads-classified-nolinks</text:p>
              </table:table-cell>
              <table:table-cell office:value-type="float" office:value="601226">
                <text:p>601226</text:p>
              </table:table-cell>
              <table:table-cell office:value-type="float" office:value="14.5023">
                <text:p>14.5023</text:p>
              </table:table-cell>
            </table:table-row>
            <table:table-row>
              <table:table-cell office:value-type="string">
                <text:p>de/roads-classified</text:p>
              </table:table-cell>
              <table:table-cell office:value-type="float" office:value="663037">
                <text:p>663037</text:p>
              </table:table-cell>
              <table:table-cell office:value-type="float" office:value="20.592416666667">
                <text:p>20.592416666667</text:p>
              </table:table-cell>
            </table:table-row>
            <table:table-row>
              <table:table-cell office:value-type="string">
                <text:p>gb/roads-network-nolinks</text:p>
              </table:table-cell>
              <table:table-cell office:value-type="float" office:value="541358">
                <text:p>541358</text:p>
              </table:table-cell>
              <table:table-cell office:value-type="float" office:value="18.7803">
                <text:p>18.7803</text:p>
              </table:table-cell>
            </table:table-row>
            <table:table-row>
              <table:table-cell office:value-type="string">
                <text:p>de/roads-network-nolinks</text:p>
              </table:table-cell>
              <table:table-cell office:value-type="float" office:value="867319">
                <text:p>867319</text:p>
              </table:table-cell>
              <table:table-cell office:value-type="float" office:value="26.194766666667">
                <text:p>26.194766666667</text:p>
              </table:table-cell>
            </table:table-row>
            <table:table-row>
              <table:table-cell office:value-type="string">
                <text:p>de/roads-network</text:p>
              </table:table-cell>
              <table:table-cell office:value-type="float" office:value="929130">
                <text:p>929130</text:p>
              </table:table-cell>
              <table:table-cell office:value-type="float" office:value="31.805316666667">
                <text:p>31.805316666667</text:p>
              </table:table-cell>
            </table:table-row>
            <table:table-row>
              <table:table-cell office:value-type="string">
                <text:p>it/roads-network-nolinks</text:p>
              </table:table-cell>
              <table:table-cell office:value-type="float" office:value="675329">
                <text:p>675329</text:p>
              </table:table-cell>
              <table:table-cell office:value-type="float" office:value="52.031783333333">
                <text:p>52.031783333333</text:p>
              </table:table-cell>
            </table:table-row>
            <table:table-row>
              <table:table-cell office:value-type="string">
                <text:p>de/roads-nolinks</text:p>
              </table:table-cell>
              <table:table-cell office:value-type="float" office:value="3386908">
                <text:p>3386908</text:p>
              </table:table-cell>
              <table:table-cell office:value-type="float" office:value="222.04068333333">
                <text:p>222.04068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MacOSX_x86 LibreOffice_project/53fd80e80f44edd735c18dbc5b6cde811e0a15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